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" manifest:full-path="Pictures/TablePreview3.svm"/>
  <manifest:file-entry manifest:media-type="" manifest:full-path="Pictures/TablePreview2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00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3" style:family="graphic" style:parent-style-name="standard">
      <style:graphic-properties draw:stroke="solid" svg:stroke-width="0.026cm" svg:stroke-color="#000000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4" style:family="graphic" style:parent-style-name="standard">
      <style:graphic-properties draw:stroke="none" draw:fill="none" draw:fill-color="#00cc99" draw:textarea-horizontal-align="justify" draw:textarea-vertical-align="top" draw:auto-grow-height="true" fo:min-height="1.588cm" fo:min-width="4.108cm" fo:padding-top="0.13cm" fo:padding-bottom="0.13cm" fo:padding-left="0.25cm" fo:padding-right="0.25cm" fo:wrap-option="no-wrap" draw:shadow="hidden" draw:shadow-color="#808080"/>
    </style:style>
    <style:style style:name="gr5" style:family="graphic" style:parent-style-name="standard">
      <style:graphic-properties draw:stroke="none" draw:fill="none" draw:fill-color="#00cc99" draw:textarea-horizontal-align="justify" draw:textarea-vertical-align="top" draw:auto-grow-height="true" fo:min-height="1.051cm" fo:min-width="3.05cm" fo:padding-top="0.13cm" fo:padding-bottom="0.13cm" fo:padding-left="0.25cm" fo:padding-right="0.25cm" fo:wrap-option="no-wrap" draw:shadow="hidden" draw:shadow-color="#808080"/>
    </style:style>
    <style:style style:name="gr6" style:family="graphic" style:parent-style-name="standard">
      <style:graphic-properties draw:stroke="none" draw:fill="none" draw:fill-color="#00cc99" draw:textarea-horizontal-align="justify" draw:textarea-vertical-align="top" draw:auto-grow-height="true" fo:min-height="1.051cm" fo:min-width="2.91cm" fo:padding-top="0.13cm" fo:padding-bottom="0.13cm" fo:padding-left="0.25cm" fo:padding-right="0.25cm" fo:wrap-option="no-wrap" draw:shadow="hidden" draw:shadow-color="#808080"/>
    </style:style>
    <style:style style:name="gr7" style:family="graphic" style:parent-style-name="standard">
      <style:graphic-properties draw:stroke="none" draw:fill="none" draw:fill-color="#00cc99" draw:textarea-horizontal-align="justify" draw:textarea-vertical-align="top" draw:auto-grow-height="true" fo:min-height="1.051cm" fo:min-width="2.415cm" fo:padding-top="0.13cm" fo:padding-bottom="0.13cm" fo:padding-left="0.25cm" fo:padding-right="0.25cm" fo:wrap-option="no-wrap" draw:shadow="hidden" draw:shadow-color="#808080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ff0000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9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008000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1" style:family="graphic" style:parent-style-name="standard">
      <style:graphic-properties draw:stroke="none" draw:fill="none" draw:fill-color="#00cc99" draw:textarea-horizontal-align="justify" draw:textarea-vertical-align="top" draw:auto-grow-height="true" fo:min-height="1.051cm" fo:min-width="2.94cm" fo:padding-top="0.13cm" fo:padding-bottom="0.13cm" fo:padding-left="0.25cm" fo:padding-right="0.25cm" fo:wrap-option="no-wrap" draw:shadow="hidden" draw:shadow-color="#808080"/>
    </style:style>
    <style:style style:name="gr12" style:family="graphic" style:parent-style-name="standard">
      <style:graphic-properties draw:stroke="none" draw:fill="none" draw:fill-color="#00cc99" draw:textarea-horizontal-align="justify" draw:textarea-vertical-align="top" draw:auto-grow-height="true" fo:min-height="0.593cm" fo:min-width="2.114cm" fo:padding-top="0.13cm" fo:padding-bottom="0.13cm" fo:padding-left="0.25cm" fo:padding-right="0.25cm" fo:wrap-option="no-wrap" draw:shadow="hidden" draw:shadow-color="#808080"/>
    </style:style>
    <style:style style:name="gr13" style:family="graphic" style:parent-style-name="standard">
      <style:graphic-properties draw:stroke="none" draw:fill="none" draw:fill-color="#00cc99" draw:textarea-horizontal-align="justify" draw:textarea-vertical-align="top" draw:auto-grow-height="true" fo:min-height="0.593cm" fo:min-width="1.568cm" fo:padding-top="0.13cm" fo:padding-bottom="0.13cm" fo:padding-left="0.25cm" fo:padding-right="0.25cm" fo:wrap-option="no-wrap" draw:shadow="hidden" draw:shadow-color="#808080"/>
    </style:style>
    <style:style style:name="gr14" style:family="graphic" style:parent-style-name="standard">
      <style:graphic-properties draw:stroke="none" draw:fill="none" draw:fill-color="#00cc99" draw:textarea-horizontal-align="justify" draw:textarea-vertical-align="top" draw:auto-grow-height="true" fo:min-height="1.185cm" fo:min-width="3.241cm" fo:padding-top="0.13cm" fo:padding-bottom="0.13cm" fo:padding-left="0.25cm" fo:padding-right="0.25cm" fo:wrap-option="no-wrap" draw:shadow="hidden" draw:shadow-color="#808080"/>
    </style:style>
    <style:style style:name="gr15" style:family="graphic" style:parent-style-name="standard">
      <style:graphic-properties draw:stroke="solid" svg:stroke-width="0.026cm" svg:stroke-color="#000000" draw:stroke-linejoin="miter" draw:fill="solid" draw:fill-color="#000000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6" style:family="graphic" style:parent-style-name="standard">
      <style:graphic-properties draw:stroke="none" draw:fill="none" draw:fill-color="#00cc99" draw:textarea-horizontal-align="justify" draw:textarea-vertical-align="top" draw:auto-grow-height="true" fo:min-height="0.61cm" fo:min-width="2.94cm" fo:padding-top="0.13cm" fo:padding-bottom="0.13cm" fo:padding-left="0.25cm" fo:padding-right="0.25cm" fo:wrap-option="no-wrap" draw:shadow="hidden" draw:shadow-color="#808080"/>
    </style:style>
    <style:style style:name="gr17" style:family="graphic" style:parent-style-name="standard">
      <style:graphic-properties draw:stroke="none" draw:fill="none" draw:fill-color="#00cc99" draw:textarea-horizontal-align="justify" draw:textarea-vertical-align="top" draw:auto-grow-height="true" fo:min-height="1.015cm" fo:min-width="2.94cm" fo:padding-top="0.13cm" fo:padding-bottom="0.13cm" fo:padding-left="0.25cm" fo:padding-right="0.25cm" fo:wrap-option="no-wrap" draw:shadow="hidden" draw:shadow-color="#808080"/>
    </style:style>
    <style:style style:name="gr18" style:family="graphic" style:parent-style-name="standard">
      <style:graphic-properties draw:stroke="none" draw:fill="none" fo:min-height="1.43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4cm" fo:min-width="13.077cm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4.627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notes">
      <style:graphic-properties draw:stroke="none" draw:fill="none" draw:fill-color="#ffffff" fo:min-height="11.432cm"/>
    </style:style>
    <style:style style:name="pr4" style:family="presentation" style:parent-style-name="Default-title">
      <style:graphic-properties draw:auto-grow-height="true" fo:min-height="2.153cm"/>
    </style:style>
    <style:style style:name="pr5" style:family="presentation" style:parent-style-name="Default-outline1">
      <style:graphic-properties draw:auto-grow-height="true" fo:min-height="12.291cm"/>
    </style:style>
    <style:style style:name="pr6" style:family="presentation" style:parent-style-name="Default-notes">
      <style:graphic-properties draw:fill-color="#ffffff" fo:min-height="11.409cm"/>
    </style:style>
    <style:style style:name="pr7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1.863cm" fo:min-width="0cm" fo:padding-top="0.13cm" fo:padding-bottom="0.13cm" fo:padding-left="0.25cm" fo:padding-right="0.25cm" fo:wrap-option="wrap" draw:shadow="hidden" draw:shadow-color="#808080"/>
    </style:style>
    <style:style style:name="pr8" style:family="presentation" style:parent-style-name="Default-notes">
      <style:graphic-properties draw:fill-color="#ffffff" fo:min-height="11.432cm"/>
    </style:style>
    <style:style style:name="pr9" style:family="presentation" style:parent-style-name="Default-title">
      <style:graphic-properties draw:auto-grow-height="true" fo:min-height="2.018cm"/>
    </style:style>
    <style:style style:name="pr10" style:family="presentation" style:parent-style-name="Default-outline1" style:list-style-name="L2">
      <style:graphic-properties draw:auto-grow-height="true" fo:min-height="14.345cm"/>
    </style:style>
    <style:style style:name="pr11" style:family="presentation" style:parent-style-name="Default-outline1" style:list-style-name="L2">
      <style:graphic-properties draw:auto-grow-height="true" fo:min-height="14.345cm"/>
    </style:style>
    <style:style style:name="pr12" style:family="presentation" style:parent-style-name="Default-outline1" style:list-style-name="L2">
      <style:graphic-properties draw:auto-grow-height="true" fo:min-height="14.345cm"/>
    </style:style>
    <style:style style:name="pr13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Default-title">
      <style:graphic-properties draw:auto-grow-height="true" fo:min-height="2.894cm"/>
    </style:style>
    <style:style style:name="pr15" style:family="presentation" style:parent-style-name="Default-subtitle">
      <style:graphic-properties draw:fill-color="#ffffff" fo:min-height="16.233cm"/>
    </style:style>
    <style:style style:name="pr16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28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313cm" fo:min-width="0cm" fo:padding-top="0.13cm" fo:padding-bottom="0.13cm" fo:padding-left="0.25cm" fo:padding-right="0.25cm" fo:wrap-option="wrap" draw:shadow-color="#808080"/>
    </style:style>
    <style:style style:name="pr18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6.197cm" fo:min-width="0cm" fo:padding-top="0.13cm" fo:padding-bottom="0.13cm" fo:padding-left="0.25cm" fo:padding-right="0.25cm" fo:wrap-option="wrap" draw:shadow="hidden" draw:shadow-color="#808080"/>
    </style:style>
    <style:style style:name="pr19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1.285cm" fo:min-width="0cm" fo:padding-top="0.13cm" fo:padding-bottom="0.13cm" fo:padding-left="0.25cm" fo:padding-right="0.25cm" fo:wrap-option="wrap" draw:shadow="hidden" draw:shadow-color="#808080"/>
    </style:style>
    <style:style style:name="co1" style:family="table-column">
      <style:table-column-properties style:column-width="2.318cm" style:use-optimal-column-width="false"/>
    </style:style>
    <style:style style:name="co2" style:family="table-column">
      <style:table-column-properties style:column-width="13.856cm" style:use-optimal-column-width="false"/>
    </style:style>
    <style:style style:name="co3" style:family="table-column">
      <style:table-column-properties style:column-width="3.21cm" style:use-optimal-column-width="false"/>
    </style:style>
    <style:style style:name="co4" style:family="table-column">
      <style:table-column-properties style:column-width="4.683cm" style:use-optimal-column-width="false"/>
    </style:style>
    <style:style style:name="co5" style:family="table-column">
      <style:table-column-properties style:column-width="3.243cm" style:use-optimal-column-width="false"/>
    </style:style>
    <style:style style:name="co6" style:family="table-column">
      <style:table-column-properties style:column-width="15.266cm" style:use-optimal-column-width="false"/>
    </style:style>
    <style:style style:name="co7" style:family="table-column">
      <style:table-column-properties style:column-width="3.873cm" style:use-optimal-column-width="false"/>
    </style:style>
    <style:style style:name="co8" style:family="table-column">
      <style:table-column-properties style:column-width="2.228cm" style:use-optimal-column-width="false"/>
    </style:style>
    <style:style style:name="co9" style:family="table-column">
      <style:table-column-properties style:column-width="3.825cm" style:use-optimal-column-width="false"/>
    </style:style>
    <style:style style:name="co10" style:family="table-column">
      <style:table-column-properties style:column-width="3.836cm" style:use-optimal-column-width="false"/>
    </style:style>
    <style:style style:name="ro1" style:family="table-row">
      <style:table-row-properties style:row-height="2.547cm"/>
    </style:style>
    <style:style style:name="ro2" style:family="table-row">
      <style:table-row-properties style:row-height="1.07cm"/>
    </style:style>
    <style:style style:name="ro3" style:family="table-row">
      <style:table-row-properties style:row-height="2.304cm"/>
    </style:style>
    <style:style style:name="ro4" style:family="table-row">
      <style:table-row-properties style:row-height="2.566cm"/>
    </style:style>
    <style:style style:name="ro5" style:family="table-row">
      <style:table-row-properties style:row-height="1.293cm"/>
    </style:style>
    <style:style style:name="ro6" style:family="table-row">
      <style:table-row-properties style:row-height="1.649cm"/>
    </style:style>
    <style:style style:name="ro7" style:family="table-row">
      <style:table-row-properties style:row-height="3.505cm"/>
    </style:style>
    <style:style style:name="ro8" style:family="table-row">
      <style:table-row-properties style:row-height="3.731cm"/>
    </style:style>
    <style:style style:name="ro9" style:family="table-row">
      <style:table-row-properties style:row-height="0.955cm"/>
    </style:style>
    <style:style style:name="ro10" style:family="table-row">
      <style:table-row-properties style:row-height="1.543cm"/>
    </style:style>
    <style:style style:name="ce1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2" style:family="table-cell">
      <style:graphic-properties style:repeat="repeat"/>
      <style:paragraph-properties fo:text-align="center"/>
    </style:style>
    <style:style style:name="ce3" style:family="table-cell">
      <style:graphic-properties style:repeat="repeat"/>
    </style:style>
    <style:style style:name="ce4" style:family="table-cell">
      <style:graphic-properties style:repeat="repeat"/>
      <style:paragraph-properties fo:text-align="center"/>
      <style:text-properties fo:font-weight="normal" style:font-weight-asian="normal" style:font-weight-complex="normal"/>
    </style:style>
    <style:style style:name="ce5" style:family="table-cell">
      <style:graphic-properties style:repeat="repeat"/>
      <style:text-properties fo:font-weight="normal" style:font-weight-asian="normal" style:font-weight-complex="normal"/>
    </style:style>
    <style:style style:name="ce6" style:family="table-cell">
      <style:graphic-properties style:repeat="repeat"/>
      <style:paragraph-properties fo:text-align="end"/>
      <style:text-properties fo:font-weight="bold" style:font-weight-asian="bold" style:font-weight-complex="bold"/>
    </style:style>
    <style:style style:name="ce7" style:family="table-cell">
      <style:graphic-properties style:repeat="repeat"/>
      <style:text-properties fo:font-weight="bold" style:font-weight-asian="bold" style:font-weight-complex="bold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  <style:text-properties fo:color="#000080" fo:font-weight="bold" style:font-weight-asian="bold" style:font-weight-complex="bold"/>
    </style:style>
    <style:style style:name="P3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4" style:family="paragraph">
      <style:paragraph-properties style:writing-mode="lr-tb" style:font-independent-line-spacing="true"/>
    </style:style>
    <style:style style:name="P5" style:family="paragraph">
      <style:text-properties fo:color="#000080" fo:font-weight="bold" style:font-weight-asian="bold" style:font-weight-complex="bold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 style:writing-mode="lr-tb" style:font-independent-line-spacing="true"/>
      <style:text-properties fo:color="#000080" fo:font-weight="bold" style:font-weight-asian="bold" style:font-weight-complex="bold"/>
    </style:style>
    <style:style style:name="P8" style:family="paragraph">
      <style:paragraph-properties fo:margin-left="0cm" fo:margin-right="0cm" fo:line-height="100%" fo:text-indent="0cm"/>
    </style:style>
    <style:style style:name="P9" style:family="paragraph">
      <style:paragraph-properties fo:margin-left="0cm" fo:margin-right="0cm" fo:line-height="100%" fo:text-indent="0cm" style:writing-mode="lr-tb" style:font-independent-line-spacing="true"/>
      <style:text-properties fo:font-size="24.1000003814697pt"/>
    </style:style>
    <style:style style:name="P10" style:family="paragraph">
      <style:paragraph-properties fo:margin-left="0cm" fo:margin-right="0cm" fo:line-height="100%" fo:text-align="center" fo:text-indent="0cm"/>
    </style:style>
    <style:style style:name="P11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size="24.1000003814697pt"/>
    </style:style>
    <style:style style:name="P12" style:family="paragraph">
      <style:paragraph-properties fo:text-align="center" style:writing-mode="lr-tb"/>
      <style:text-properties fo:font-size="24pt"/>
    </style:style>
    <style:style style:name="P13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size="12pt" style:font-size-asian="12pt" style:font-size-complex="12p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family="Arial" style:font-family-generic="decorative" style:font-pitch="variable" fo:font-size="12pt" fo:font-weight="bold" style:font-family-asian="Arial" style:font-family-generic-asian="decorative" style:font-pitch-asian="variable" style:font-size-asian="12pt" style:font-weight-asian="bold" style:font-family-complex="Arial" style:font-family-generic-complex="decorative" style:font-pitch-complex="variable" style:font-size-complex="6.80000019073486pt" style:font-weight-complex="bold"/>
    </style:style>
    <style:style style:name="P16" style:family="paragraph">
      <style:text-properties fo:font-size="12pt"/>
    </style:style>
    <style:style style:name="P17" style:family="paragraph">
      <style:text-properties fo:color="#000000" fo:font-weight="normal" style:font-weight-asian="normal" style:font-weight-complex="normal"/>
    </style:style>
    <style:style style:name="P18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9" style:family="paragraph">
      <style:paragraph-properties fo:text-align="center"/>
      <style:text-properties fo:font-weight="bold" style:font-weight-asian="bold" style:font-weight-complex="bold"/>
    </style:style>
    <style:style style:name="P20" style:family="paragraph">
      <style:paragraph-properties fo:text-align="end"/>
    </style:style>
    <style:style style:name="P21" style:family="paragraph">
      <style:text-properties fo:color="#ff0000" fo:font-family="Arial" style:font-family-generic="swiss" style:font-pitch="variable" fo:font-size="18pt" fo:font-style="italic" fo:font-weight="bold" style:font-family-asian="Arial" style:font-family-generic-asian="swiss" style:font-pitch-asian="variable" style:font-size-asian="18pt" style:font-style-asian="italic" style:font-weight-asian="bold" style:font-family-complex="Arial" style:font-family-generic-complex="swiss" style:font-pitch-complex="variable" style:font-size-complex="18pt" style:font-style-complex="italic" style:font-weight-complex="bold"/>
    </style:style>
    <style:style style:name="P22" style:family="paragraph">
      <style:text-properties fo:color="#000080" fo:font-size="40pt" fo:font-weight="bold" style:font-size-asian="40pt" style:font-weight-asian="bold" style:font-size-complex="40pt" style:font-weight-complex="bold"/>
    </style:style>
    <style:style style:name="P23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24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25" style:family="paragraph">
      <style:paragraph-properties fo:margin-left="0.952cm" fo:margin-right="0cm" fo:margin-top="0.141cm" fo:margin-bottom="0cm" fo:line-height="9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6" style:family="paragraph">
      <style:paragraph-properties fo:margin-left="0.952cm" fo:margin-right="0cm" fo:margin-top="0.141cm" fo:margin-bottom="0cm" fo:line-height="90%" fo:text-indent="-0.952cm"/>
    </style:style>
    <style:style style:name="P27" style:family="paragraph">
      <style:paragraph-properties fo:margin-left="0.953cm" fo:margin-right="0cm" fo:margin-top="0.141cm" fo:margin-bottom="0cm" fo:line-height="90%" fo:text-indent="-0.953cm">
        <style:tab-stops>
          <style:tab-stop style:position="0cm"/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</style:style>
    <style:style style:name="P28" style:family="paragraph">
      <style:paragraph-properties fo:margin-left="0.952cm" fo:margin-right="0cm" fo:margin-top="0.141cm" fo:margin-bottom="0cm" fo:line-height="90%" fo:text-indent="-0.952cm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9" style:family="paragraph">
      <style:paragraph-properties fo:margin-left="0cm" fo:margin-right="0cm" fo:text-indent="0cm" style:writing-mode="lr-tb" style:font-independent-line-spacing="true"/>
      <style:text-properties fo:color="#000080" fo:font-size="32pt" fo:font-weight="bold" style:font-size-asian="32pt" style:font-weight-asian="bold" style:font-size-complex="32pt" style:font-weight-complex="bold"/>
    </style:style>
    <style:style style:name="P30" style:family="paragraph">
      <style:text-properties fo:color="#ff0000" fo:font-size="21.7999992370605pt" fo:font-weight="bold" style:font-size-asian="24pt" style:font-weight-asian="bold" style:font-size-complex="24pt" style:font-weight-complex="bold"/>
    </style:style>
    <style:style style:name="T1" style:family="text">
      <style:text-properties fo:color="#000080" fo:language="en" fo:country="US"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color="#000080" fo:font-weight="bold" style:font-weight-asian="bold" style:font-weight-complex="bold"/>
    </style:style>
    <style:style style:name="T4" style:family="text"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0000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6" style:family="text">
      <style:text-properties fo:font-family="Arial" style:font-family-generic="decorative" style:font-pitch="variable" fo:font-size="14pt" fo:font-weight="bold" style:font-size-asian="14pt" style:font-weight-asian="bold" style:font-size-complex="14pt" style:font-weight-complex="bold"/>
    </style:style>
    <style:style style:name="T7" style:family="text">
      <style:text-properties fo:font-family="Arial" style:font-family-generic="decorative" style:font-pitch="variable" fo:font-size="12pt" fo:font-weight="bold" style:font-size-asian="12pt" style:font-weight-asian="bold" style:font-size-complex="12pt" style:font-weight-complex="bold"/>
    </style:style>
    <style:style style:name="T8" style:family="text">
      <style:text-properties fo:font-family="Arial" style:font-family-generic="decorative" style:font-pitch="variable" fo:font-size="12pt" fo:font-weight="bold" style:font-family-asian="Arial" style:font-family-generic-asian="decorative" style:font-pitch-asian="variable" style:font-size-asian="12pt" style:font-weight-asian="bold" style:font-family-complex="Arial" style:font-family-generic-complex="decorative" style:font-pitch-complex="variable" style:font-size-complex="12pt" style:font-weight-complex="bold"/>
    </style:style>
    <style:style style:name="T9" style:family="text">
      <style:text-properties fo:color="#000000" fo:font-weight="normal" style:font-weight-asian="normal" style:font-weight-complex="normal"/>
    </style:style>
    <style:style style:name="T10" style:family="text">
      <style:text-properties fo:color="#800080" style:text-outline="false" style:text-line-through-style="none" style:text-position="0% 100%" fo:font-family="Arial" style:font-family-generic="swiss" style:font-pitch="variable" fo:font-size="32pt" fo:font-style="italic" fo:text-shadow="none" style:text-underline-style="none" fo:font-weight="bold" style:font-family-asian="Arial" style:font-family-generic-asian="swiss" style:font-pitch-asian="variable" style:font-size-asian="32pt" style:font-style-asian="italic" style:font-weight-asian="bold" style:font-family-complex="Arial" style:font-family-generic-complex="swiss" style:font-pitch-complex="variable" style:font-size-complex="32pt" style:font-style-complex="italic" style:font-weight-complex="bold" style:text-emphasize="none" style:font-relief="none" style:text-overline-style="none" style:text-overline-color="font-color"/>
    </style:style>
    <style:style style:name="T11" style:family="text">
      <style:text-properties style:text-outline="false" style:text-line-through-style="none" style:text-position="0% 100%" fo:font-family="Arial" style:font-family-generic="swiss" style:font-pitch="variable" fo:font-size="32pt" fo:text-shadow="none" style:text-underline-style="none" style:font-family-asian="Arial" style:font-family-generic-asian="swiss" style:font-pitch-asian="variable" style:font-size-asian="32pt" style:font-family-complex="Arial" style:font-family-generic-complex="swiss" style:font-pitch-complex="variable" style:font-size-complex="32pt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bold" style:font-family-asian="Arial" style:font-family-generic-asian="swiss" style:font-pitch-asian="variable" style:font-size-asian="32pt" style:font-style-asian="normal" style:font-weight-asian="bold" style:font-family-complex="Arial" style:font-family-generic-complex="swiss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008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bold" style:font-family-asian="Arial" style:font-family-generic-asian="swiss" style:font-pitch-asian="variable" style:font-size-asian="32pt" style:font-style-asian="normal" style:font-weight-asian="bold" style:font-family-complex="Arial" style:font-family-generic-complex="swiss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color="#ffff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bold" style:font-family-asian="Arial" style:font-family-generic-asian="swiss" style:font-pitch-asian="variable" style:font-size-asian="32pt" style:font-style-asian="normal" style:font-weight-asian="bold" style:font-family-complex="Arial" style:font-family-generic-complex="swiss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ff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bold" style:font-family-asian="Arial" style:font-family-generic-asian="swiss" style:font-pitch-asian="variable" style:font-size-asian="32pt" style:font-style-asian="normal" style:font-weight-asian="bold" style:font-family-complex="Arial" style:font-family-generic-complex="swiss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fo:font-family="Arial" style:font-family-generic="roman" style:font-pitch="variable" fo:font-size="18pt" fo:font-style="normal" fo:font-weight="normal" style:letter-kerning="true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/>
    </style:style>
    <style:style style:name="T20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use-window-font-color="true" fo:font-family="Arial" style:font-family-generic="roman" style:font-pitch="variable" fo:font-size="18pt" fo:font-weight="normal" style:letter-kerning="true" style:font-family-asian="'Arial Unicode MS'" style:font-family-generic-asian="system" style:font-pitch-asian="variable" style:font-size-asian="18pt" style:font-weight-asian="normal" style:font-family-complex="'Arial Unicode MS'" style:font-family-generic-complex="system" style:font-pitch-complex="variable" style:font-size-complex="18pt" style:font-weight-complex="normal"/>
    </style:style>
    <style:style style:name="T22" style:family="text">
      <style:text-properties fo:font-family="Arial" style:font-family-generic="swiss" style:font-pitch="variable" fo:font-weight="bold" style:font-family-asian="Arial" style:font-family-generic-asian="swiss" style:font-pitch-asian="variable" style:font-weight-asian="bold" style:font-family-complex="Arial" style:font-family-generic-complex="swiss" style:font-pitch-complex="variable" style:font-weight-complex="bold"/>
    </style:style>
    <style:style style:name="T23" style:family="text">
      <style:text-properties fo:font-family="Arial" style:font-family-generic="roman" style:font-pitch="variable" fo:font-weight="normal" style:font-family-asian="Arial" style:font-family-generic-asian="roman" style:font-pitch-asian="variable" style:font-weight-asian="normal" style:font-family-complex="Arial" style:font-family-generic-complex="roman" style:font-pitch-complex="variable" style:font-weight-complex="normal"/>
    </style:style>
    <style:style style:name="T24" style:family="text"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0.1999998092651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0000" fo:font-family="Arial" style:font-family-generic="swiss" style:font-pitch="variable" fo:font-size="18pt" fo:font-style="italic" fo:font-weight="bold" style:font-family-asian="Arial" style:font-family-generic-asian="swiss" style:font-pitch-asian="variable" style:font-size-asian="18pt" style:font-style-asian="italic" style:font-weight-asian="bold" style:font-family-complex="Arial" style:font-family-generic-complex="swiss" style:font-pitch-complex="variable" style:font-size-complex="18pt" style:font-style-complex="italic" style:font-weight-complex="bold"/>
    </style:style>
    <style:style style:name="T26" style:family="text">
      <style:text-properties fo:color="#0000ff"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color="#ff0000"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T31" style:family="text">
      <style:text-properties fo:color="#000080" fo:font-size="40pt" fo:font-weight="bold" style:font-size-asian="40pt" style:font-weight-asian="bold" style:font-size-complex="40pt" style:font-weight-complex="bold"/>
    </style:style>
    <style:style style:name="T32" style:family="text">
      <style:text-properties fo:color="#ff0000" fo:language="en" fo:country="US" fo:font-style="italic" fo:font-weight="bold" style:font-style-asian="italic" style:font-weight-asian="bold" style:font-style-complex="italic" style:font-weight-complex="bold"/>
    </style:style>
    <style:style style:name="T33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fo:color="#0000ff" fo:language="en" fo:country="US" fo:font-style="italic" fo:font-weight="bold" style:font-style-asian="italic" style:font-weight-asian="bold" style:font-style-complex="italic" style:font-weight-complex="bold"/>
    </style:style>
    <style:style style:name="T35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36" style:family="text">
      <style:text-properties fo:color="#800000" fo:language="en" fo:country="US" fo:font-weight="bold" style:font-weight-asian="bold" style:font-weight-complex="bold"/>
    </style:style>
    <style:style style:name="T37" style:family="text">
      <style:text-properties fo:color="#000000" style:text-outline="false" style:text-line-through-style="none" style:text-position="0% 100%" fo:font-family="Arial" style:font-family-generic="swiss" style:font-pitch="variable" fo:font-size="24pt" fo:language="en" fo:country="US" fo:text-shadow="none" style:text-underline-style="none" fo:font-weight="normal" style:font-family-asian="Arial" style:font-family-generic-asian="swiss" style:font-pitch-asian="variable" style:font-size-asian="24pt" style:font-weight-asian="normal" style:font-family-complex="Arial" style:font-family-generic-complex="swiss" style:font-pitch-complex="variable" style:font-size-complex="24pt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0000" style:text-outline="false" style:text-line-through-style="none" style:text-position="0% 100%" fo:font-family="Arial" style:font-pitch="variable" fo:font-size="24pt" fo:language="en" fo:country="US" fo:font-style="italic" fo:text-shadow="none" style:text-underline-style="none" fo:font-weight="normal" style:font-family-asian="'Arial Unicode MS'" style:font-pitch-asian="variable" style:font-size-asian="24pt" style:font-style-asian="italic" style:font-weight-asian="normal" style:font-family-complex="'Arial Unicode MS'" style:font-pitch-complex="variable" style:font-size-complex="24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color="#000000" style:text-outline="false" style:text-line-through-style="none" style:text-position="0% 100%" fo:font-family="Arial" style:font-pitch="variable" fo:font-size="24pt" fo:language="en" fo:country="US" fo:text-shadow="none" style:text-underline-style="none" fo:font-weight="normal" style:font-family-asian="'Arial Unicode MS'" style:font-pitch-asian="variable" style:font-size-asian="24pt" style:font-weight-asian="normal" style:font-family-complex="'Arial Unicode MS'" style:font-pitch-complex="variable" style:font-size-complex="24pt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0000" fo:font-family="Arial" style:font-family-generic="swiss" style:font-pitch="variable" fo:language="en" fo:country="US" fo:font-weight="normal" style:font-family-asian="Arial" style:font-family-generic-asian="swiss" style:font-pitch-asian="variable" style:font-weight-asian="normal" style:font-family-complex="Arial" style:font-family-generic-complex="swiss" style:font-pitch-complex="variable" style:font-weight-complex="normal"/>
    </style:style>
    <style:style style:name="T41" style:family="text">
      <style:text-properties fo:color="#000000" fo:language="en" fo:country="US" fo:font-weight="normal" style:font-weight-asian="normal" style:font-weight-complex="normal"/>
    </style:style>
    <style:style style:name="T42" style:family="text">
      <style:text-properties fo:language="en" fo:country="US" fo:font-weight="normal" style:font-weight-asian="normal" style:font-weight-complex="normal"/>
    </style:style>
    <style:style style:name="T43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44" style:family="text">
      <style:text-properties fo:color="#000000" fo:language="en" fo:country="US" fo:font-style="italic" fo:font-weight="bold" style:font-style-asian="italic" style:font-weight-asian="bold" style:font-style-complex="italic" style:font-weight-complex="bold"/>
    </style:style>
    <style:style style:name="T45" style:family="text">
      <style:text-properties fo:color="#000080" fo:font-size="16pt" fo:language="en" fo:country="US" fo:font-weight="bold" style:font-size-asian="16pt" style:font-weight-asian="bold" style:font-size-complex="16pt" style:font-weight-complex="bold"/>
    </style:style>
    <style:style style:name="T46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47" style:family="text">
      <style:text-properties style:use-window-font-color="true" style:text-outline="false" style:text-line-through-style="none" fo:font-family="Arial" style:font-family-generic="roman" style:font-pitch="variable" fo:font-size="16pt" fo:language="en" fo:country="US" fo:font-style="normal" fo:text-shadow="none" style:text-underline-style="none" fo:font-weight="bold" style:letter-kerning="true" style:font-family-asian="'Arial Unicode MS'" style:font-family-generic-asian="system" style:font-pitch-asian="variable" style:font-size-asian="16pt" style:font-style-asian="normal" style:font-weight-asian="bold" style:font-family-complex="Tahoma" style:font-family-generic-complex="system" style:font-pitch-complex="variable" style:font-size-complex="9.10000038146973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style:use-window-font-color="true" style:text-outline="false" style:text-line-through-style="none" fo:font-family="Arial" style:font-family-generic="roman" style:font-pitch="variable" fo:font-size="16pt" fo:language="en" fo:country="US" fo:font-style="normal" fo:text-shadow="none" style:text-underline-style="none" fo:font-weight="bold" style:letter-kerning="true" style:font-family-asian="Arial" style:font-family-generic-asian="roman" style:font-pitch-asian="variable" style:font-size-asian="16pt" style:font-style-asian="normal" style:font-weight-asian="bold" style:font-family-complex="Arial" style:font-family-generic-complex="roman" style:font-pitch-complex="variable" style:font-size-complex="9.10000038146973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color="#000000" style:text-outline="false" style:text-line-through-style="none" fo:font-family="Arial" style:font-family-generic="roman" style:font-pitch="variable" fo:font-size="16pt" fo:language="en" fo:country="US" fo:font-style="normal" fo:text-shadow="none" style:text-underline-style="none" fo:font-weight="bold" style:letter-kerning="true" style:font-family-asian="'Arial Unicode MS'" style:font-family-generic-asian="system" style:font-pitch-asian="variable" style:font-size-asian="16pt" style:font-style-asian="normal" style:font-weight-asian="bold" style:font-family-complex="Tahoma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family="Arial" style:font-family-generic="roman" style:font-pitch="variable" fo:font-size="16pt" fo:language="en" fo:country="US" fo:font-weight="bold" style:font-family-asian="Arial" style:font-family-generic-asian="roman" style:font-pitch-asian="variable" style:font-size-asian="16pt" style:font-weight-asian="bold" style:font-family-complex="Arial" style:font-family-generic-complex="roman" style:font-pitch-complex="variable" style:font-size-complex="9.10000038146973pt" style:font-weight-complex="bold"/>
    </style:style>
    <style:style style:name="T51" style:family="text">
      <style:text-properties fo:font-family="Arial" style:font-family-generic="roman" style:font-pitch="variable" fo:font-size="14pt" fo:language="en" fo:country="US" fo:font-weight="bold" style:font-family-asian="Arial" style:font-family-generic-asian="roman" style:font-pitch-asian="variable" style:font-size-asian="14pt" style:font-weight-asian="bold" style:font-family-complex="Arial" style:font-family-generic-complex="roman" style:font-pitch-complex="variable" style:font-size-complex="14pt" style:font-weight-complex="bold"/>
    </style:style>
    <style:style style:name="T52" style:family="text">
      <style:text-properties fo:color="#000000" fo:font-size="16pt" fo:language="en" fo:country="US" fo:font-weight="bold" style:font-size-asian="16pt" style:font-weight-asian="bold" style:font-size-complex="16pt" style:font-weight-complex="bold"/>
    </style:style>
    <style:style style:name="T53" style:family="text">
      <style:text-properties fo:color="#000000" fo:font-family="Arial" style:font-family-generic="roman" style:font-pitch="variable" fo:font-size="16pt" fo:language="en" fo:country="US" fo:font-style="normal" fo:font-weight="bold" style:font-family-asian="Arial" style:font-family-generic-asian="roman" style:font-pitch-asian="variable" style:font-size-asian="16pt" style:font-style-asian="normal" style:font-weight-asian="bold" style:font-family-complex="Arial" style:font-family-generic-complex="roman" style:font-pitch-complex="variable" style:font-size-complex="9.10000038146973pt" style:font-style-complex="normal" style:font-weight-complex="bold"/>
    </style:style>
    <style:style style:name="T54" style:family="text">
      <style:text-properties fo:color="#000000" fo:font-family="Arial" style:font-family-generic="roman" style:font-pitch="variable" fo:font-size="16pt" fo:language="en" fo:country="US" fo:font-weight="bold" style:font-family-asian="Arial" style:font-family-generic-asian="roman" style:font-pitch-asian="variable" style:font-size-asian="16pt" style:font-weight-asian="bold" style:font-family-complex="Arial" style:font-family-generic-complex="roman" style:font-pitch-complex="variable" style:font-size-complex="9.10000038146973pt" style:font-weight-complex="bold"/>
    </style:style>
    <style:style style:name="T55" style:family="text">
      <style:text-properties fo:color="#3333cc" fo:font-size="16pt" fo:language="en" fo:country="US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56" style:family="text">
      <style:text-properties fo:color="#000080" fo:font-size="32pt" fo:font-weight="bold" style:font-size-asian="32pt" style:font-weight-asian="bold" style:font-size-complex="32pt" style:font-weight-complex="bold"/>
    </style:style>
    <style:style style:name="T57" style:family="text">
      <style:text-properties fo:font-size="16.3999996185303pt"/>
    </style:style>
    <style:style style:name="T58" style:family="text">
      <style:text-properties fo:color="#ff0000" fo:font-size="24pt" fo:font-weight="bold" style:font-size-asian="24pt" style:font-weight-asian="bold" style:font-size-complex="24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71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list text:style-name="L1">
              <text:list-header>
                <text:p text:style-name="P1"><text:span text:style-name="T1">Sprint # Z Plan</text:span></text:p>
              </text:list-header>
            </text:list>
          </draw:text-box>
        </draw:frame>
        <draw:frame presentation:style-name="pr2" draw:text-style-name="P4" draw:layer="layout" svg:width="17.78cm" svg:height="4.887cm" svg:x="3.81cm" svg:y="10.795cm" presentation:class="subtitle" presentation:user-transformed="true">
          <draw:text-box>
            <text:list text:style-name="L1">
              <text:list-header>
                <text:p text:style-name="P3"><text:span text:style-name="T1">Team X</text:span></text:p>
                <text:p text:style-name="P3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7.144cm" svg:height="9.525cm" svg:x="5.953cm" svg:y="1.931cm" draw:page-number="1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2.838cm" svg:height="2.413cm" svg:x="1.27cm" svg:y="0.762cm" presentation:class="title" presentation:user-transformed="true">
          <draw:text-box>
            <text:p><text:span text:style-name="T3">Outline</text:span></text:p>
          </draw:text-box>
        </draw:frame>
        <draw:frame presentation:style-name="pr5" draw:layer="layout" svg:width="22.838cm" svg:height="15.495cm" svg:x="1.27cm" svg:y="3.21cm" presentation:class="outline" presentation:user-transformed="true">
          <draw:text-box>
            <text:list text:style-name="L2">
              <text:list-item>
                <text:p><text:s/><text:span text:style-name="T4">Use Case Diagram</text:span></text:p>
              </text:list-item>
              <text:list-item>
                <text:p><text:span text:style-name="T4"><text:s/></text:span><text:span text:style-name="T4">Sprint Backlog</text:span></text:p>
              </text:list-item>
              <text:list-item>
                <text:p><text:s/>Product Backlog</text:p>
              </text:list-item>
              <text:list-item>
                <text:p><text:s/>Detailed Use Cases</text:p>
              </text:list-item>
              <text:list-item>
                <text:p><text:s/>Acceptance Tests</text:p>
                <text:p/>
                <text:p><text:span text:style-name="T5">Notes:</text:span></text:p>
                <text:p><text:span text:style-name="T5">The items above are required elements of every Sprint Plan.</text:span></text:p>
                <text:p><text:span text:style-name="T5">Follow the examples provided for each required element.</text:span></text:p>
                <text:p><text:span text:style-name="T5">Don't waste time embellishing slides with unnecessary pictures – I am interested in seeing the specific information as illustrated in the examples.</text:span></text:p>
              </text:list-item>
            </text:list>
          </draw:text-box>
        </draw:frame>
        <presentation:notes draw:style-name="dp2">
          <draw:page-thumbnail draw:style-name="gr1" draw:layer="layout" svg:width="32.755cm" svg:height="34.684cm" svg:x="-32.774cm" svg:y="-32.77cm" draw:page-number="2" presentation:class="page"/>
          <draw:frame presentation:style-name="pr6" draw:layer="layout" svg:width="15.218cm" svg:height="11.409cm" svg:x="1.905cm" svg:y="12.065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3T19">
        <office:forms form:automatic-focus="false" form:apply-design-mode="false"/>
        <draw:frame presentation:style-name="pr7" draw:text-style-name="P7" draw:layer="layout" svg:width="21.59cm" svg:height="2.123cm" svg:x="1.905cm" svg:y="0.208cm" presentation:class="title" presentation:user-transformed="true">
          <draw:text-box>
            <text:p text:style-name="P6"><text:span text:style-name="T3">Use Case Diagram</text:span></text:p>
          </draw:text-box>
        </draw:frame>
        <draw:custom-shape draw:style-name="gr2" draw:text-style-name="P4" draw:layer="layout" svg:width="3.81cm" svg:height="1.694cm" svg:x="10.159cm" svg:y="3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4.393cm" svg:height="16.087cm" svg:x="5.079cm" svg:y="2.32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4.608cm" svg:height="2.037cm" svg:x="5.184cm" svg:y="2.304cm">
          <text:p text:style-name="P8"><text:span text:style-name="T6">Hotel </text:span></text:p>
          <text:p text:style-name="P8"><text:span text:style-name="T6">Management</text:span></text:p>
          <text:p text:style-name="P8"><text:span text:style-name="T6">System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3.55cm" svg:height="1.445cm" svg:x="10.325cm" svg:y="3.649cm">
          <text:p text:style-name="P10"><text:span text:style-name="T6">Make</text:span></text:p>
          <text:p text:style-name="P10"><text:span text:style-name="T6">Reserv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81cm" svg:height="1.694cm" svg:x="10.159cm" svg:y="6.1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draw:layer="layout" svg:width="3.41cm" svg:height="1.445cm" svg:x="10.326cm" svg:y="6.38cm">
          <text:p text:style-name="P10"><text:span text:style-name="T6">Check</text:span></text:p>
          <text:p text:style-name="P10"><text:span text:style-name="T6">I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81cm" svg:height="1.694cm" svg:x="10.159cm" svg:y="9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2.915cm" svg:height="1.445cm" svg:x="10.586cm" svg:y="9.555cm">
          <text:p text:style-name="P10"><text:span text:style-name="T6">Check</text:span></text:p>
          <text:p text:style-name="P10"><text:span text:style-name="T6">Out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3.81cm" svg:height="1.693cm" svg:x="10.159cm" svg:y="12.2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1" draw:layer="layout" svg:width="3.55cm" svg:height="1.445cm" svg:x="10.279cm" svg:y="12.427cm">
          <text:p text:style-name="P10"><text:span text:style-name="T6">Cancel </text:span></text:p>
          <text:p text:style-name="P10"><text:span text:style-name="T6">Reservation</text:span>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4" draw:layer="layout" svg:width="0.846cm" svg:height="1.058cm" svg:x="2.116cm" svg:y="4.232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line draw:style-name="gr9" draw:text-style-name="P12" draw:layer="layout" svg:x1="2.539cm" svg:y1="5.29cm" svg:x2="2.539cm" svg:y2="6.349cm">
            <text:p/>
          </draw:line>
          <draw:line draw:style-name="gr9" draw:text-style-name="P12" draw:layer="layout" svg:x1="2.539cm" svg:y1="6.349cm" svg:x2="2.962cm" svg:y2="7.195cm">
            <text:p/>
          </draw:line>
          <draw:line draw:style-name="gr9" draw:text-style-name="P12" draw:layer="layout" svg:x1="2.538cm" svg:y1="6.349cm" svg:x2="2.115cm" svg:y2="7.195cm">
            <text:p/>
          </draw:line>
          <draw:line draw:style-name="gr9" draw:text-style-name="P12" draw:layer="layout" svg:x1="2.116cm" svg:y1="5.714cm" svg:x2="2.962cm" svg:y2="5.714cm">
            <text:p/>
          </draw:line>
        </draw:g>
        <draw:g>
          <draw:custom-shape draw:style-name="gr3" draw:text-style-name="P4" draw:layer="layout" svg:width="0.846cm" svg:height="1.058cm" svg:x="22.012cm" svg:y="4.232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line draw:style-name="gr9" draw:text-style-name="P12" draw:layer="layout" svg:x1="22.435cm" svg:y1="5.29cm" svg:x2="22.435cm" svg:y2="6.349cm">
            <text:p/>
          </draw:line>
          <draw:line draw:style-name="gr9" draw:text-style-name="P12" draw:layer="layout" svg:x1="22.435cm" svg:y1="6.349cm" svg:x2="22.858cm" svg:y2="7.195cm">
            <text:p/>
          </draw:line>
          <draw:line draw:style-name="gr9" draw:text-style-name="P12" draw:layer="layout" svg:x1="22.434cm" svg:y1="6.349cm" svg:x2="22.011cm" svg:y2="7.195cm">
            <text:p/>
          </draw:line>
          <draw:line draw:style-name="gr9" draw:text-style-name="P12" draw:layer="layout" svg:x1="22.012cm" svg:y1="5.714cm" svg:x2="22.858cm" svg:y2="5.714cm">
            <text:p/>
          </draw:line>
        </draw:g>
        <draw:g>
          <draw:custom-shape draw:style-name="gr3" draw:text-style-name="P4" draw:layer="layout" svg:width="0.846cm" svg:height="1.058cm" svg:x="2.116cm" svg:y="14.181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line draw:style-name="gr9" draw:text-style-name="P12" draw:layer="layout" svg:x1="2.539cm" svg:y1="15.239cm" svg:x2="2.539cm" svg:y2="16.298cm">
            <text:p/>
          </draw:line>
          <draw:line draw:style-name="gr9" draw:text-style-name="P12" draw:layer="layout" svg:x1="2.539cm" svg:y1="16.298cm" svg:x2="2.962cm" svg:y2="17.144cm">
            <text:p/>
          </draw:line>
          <draw:line draw:style-name="gr9" draw:text-style-name="P12" draw:layer="layout" svg:x1="2.538cm" svg:y1="16.298cm" svg:x2="2.115cm" svg:y2="17.144cm">
            <text:p/>
          </draw:line>
          <draw:line draw:style-name="gr9" draw:text-style-name="P12" draw:layer="layout" svg:x1="2.116cm" svg:y1="15.663cm" svg:x2="2.962cm" svg:y2="15.663cm">
            <text:p/>
          </draw:line>
        </draw:g>
        <draw:custom-shape draw:style-name="gr10" draw:text-style-name="P4" draw:layer="layout" svg:width="3.81cm" svg:height="1.693cm" svg:x="10.159cm" svg:y="15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3.44cm" svg:height="1.445cm" svg:x="10.278cm" svg:y="15.692cm">
          <text:p text:style-name="P10"><text:span text:style-name="T6">Configure</text:span></text:p>
          <text:p text:style-name="P10"><text:span text:style-name="T6">Client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2.839cm" svg:height="0.853cm" svg:x="1.162cm" svg:y="7.407cm">
          <text:p text:style-name="P8"><text:span text:style-name="T6">Employee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2.068cm" svg:height="0.853cm" svg:x="21.381cm" svg:y="7.407cm">
          <text:p text:style-name="P8"><text:span text:style-name="T6">Guest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3.753cm" svg:height="1.445cm" svg:x="0.631cm" svg:y="17.144cm">
          <text:p text:style-name="P10"><text:span text:style-name="T6">System</text:span></text:p>
          <text:p text:style-name="P10"><text:span text:style-name="T6">Administrator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3.809cm" svg:y1="5.926cm" svg:x2="10.159cm" svg:y2="6.984cm">
          <text:p/>
        </draw:line>
        <draw:line draw:style-name="gr9" draw:text-style-name="P12" draw:layer="layout" svg:x1="3.809cm" svg:y1="5.926cm" svg:x2="10.159cm" svg:y2="10.159cm">
          <text:p/>
        </draw:line>
        <draw:line draw:style-name="gr9" draw:text-style-name="P12" draw:layer="layout" svg:x1="3.809cm" svg:y1="5.926cm" svg:x2="10.159cm" svg:y2="13.122cm">
          <text:p/>
        </draw:line>
        <draw:line draw:style-name="gr9" draw:text-style-name="P12" draw:layer="layout" svg:x1="21.377cm" svg:y1="6.136cm" svg:x2="13.969cm" svg:y2="4.443cm">
          <text:p/>
        </draw:line>
        <draw:line draw:style-name="gr9" draw:text-style-name="P12" draw:layer="layout" svg:x1="21.377cm" svg:y1="6.137cm" svg:x2="13.969cm" svg:y2="6.984cm">
          <text:p/>
        </draw:line>
        <draw:line draw:style-name="gr9" draw:text-style-name="P12" draw:layer="layout" svg:x1="21.377cm" svg:y1="6.137cm" svg:x2="13.969cm" svg:y2="10.159cm">
          <text:p/>
        </draw:line>
        <draw:line draw:style-name="gr9" draw:text-style-name="P12" draw:layer="layout" svg:x1="4.021cm" svg:y1="16.297cm" svg:x2="10.159cm" svg:y2="16.297cm">
          <text:p/>
        </draw:line>
        <draw:line draw:style-name="gr9" draw:text-style-name="P12" draw:layer="layout" svg:x1="4.021cm" svg:y1="16.296cm" svg:x2="10.159cm" svg:y2="13.121cm">
          <text:p/>
        </draw:line>
        <draw:line draw:style-name="gr9" draw:text-style-name="P12" draw:layer="layout" svg:x1="4.021cm" svg:y1="16.297cm" svg:x2="10.159cm" svg:y2="10.159cm">
          <text:p/>
        </draw:line>
        <draw:line draw:style-name="gr9" draw:text-style-name="P12" draw:layer="layout" svg:x1="4.021cm" svg:y1="16.296cm" svg:x2="10.159cm" svg:y2="6.983cm">
          <text:p/>
        </draw:line>
        <draw:line draw:style-name="gr9" draw:text-style-name="P12" draw:layer="layout" svg:x1="3.81cm" svg:y1="5.715cm" svg:x2="10.159cm" svg:y2="4.443cm">
          <text:p/>
        </draw:line>
        <draw:custom-shape draw:style-name="gr15" draw:text-style-name="P4" draw:layer="layout" svg:width="0.423cm" svg:height="0.424cm" svg:x="11.006cm" svg:y="17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23cm" svg:height="0.424cm" svg:x="11.641cm" svg:y="17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23cm" svg:height="0.424cm" svg:x="12.276cm" svg:y="17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2" draw:layer="layout" svg:x1="21.312cm" svg:y1="6.336cm" svg:x2="13.969cm" svg:y2="12.881cm">
          <text:p/>
        </draw:line>
        <draw:custom-shape draw:style-name="gr10" draw:text-style-name="P4" draw:layer="layout" svg:width="2.54cm" svg:height="1.27cm" svg:x="22.09cm" svg:y="13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3.44cm" svg:height="0.87cm" svg:x="21.59cm" svg:y="13.739cm">
          <text:p text:style-name="P10"><text:span text:style-name="T7">Completed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54cm" svg:height="1.27cm" svg:x="22.09cm" svg:y="15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3.44cm" svg:height="1.275cm" svg:x="21.59cm" svg:y="15.239cm">
          <text:p text:style-name="P14"><text:span text:style-name="T8">Sprint</text:span></text:p>
          <text:p text:style-name="P14"><text:span text:style-name="T8">Backlog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.54cm" svg:height="1.27cm" svg:x="22.09cm" svg:y="17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3.44cm" svg:height="1.275cm" svg:x="21.59cm" svg:y="17.14cm">
          <text:p text:style-name="P14"><text:span text:style-name="T8">Product</text:span></text:p>
          <text:p text:style-name="P14"><text:span text:style-name="T8">Backlo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6cm" svg:x="3.174cm" svg:y="1.903cm" draw:page-number="3" presentation:class="page"/>
          <draw:frame presentation:style-name="pr8" draw:text-style-name="P16" draw:layer="layout" svg:width="13.97cm" svg:height="11.432cm" svg:x="2.539cm" svg:y="12.06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9" draw:text-style-name="P17" draw:layer="layout" svg:width="22.838cm" svg:height="2.278cm" svg:x="1.27cm" svg:y="0.262cm" presentation:class="title" presentation:user-transformed="true">
          <draw:text-box>
            <text:p><text:span text:style-name="T9">Notes on Use Case Diagram - 1</text:span></text:p>
          </draw:text-box>
        </draw:frame>
        <draw:frame presentation:style-name="pr10" draw:layer="layout" svg:width="22.838cm" svg:height="14.605cm" svg:x="1.27cm" svg:y="3.175cm" presentation:class="outline" presentation:user-transformed="true">
          <draw:text-box>
            <text:list text:style-name="L2">
              <text:list-item>
                <text:p><text:span text:style-name="T4"><text:s/></text:span><text:span text:style-name="T4">Rectangular perimeter defines bounds of your software product</text:span></text:p>
                <text:list>
                  <text:list-item>
                    <text:p><text:span text:style-name="T4">Items within perimeter are deliverable</text:span></text:p>
                  </text:list-item>
                </text:list>
              </text:list-item>
              <text:list-item>
                <text:p><text:span text:style-name="T4"><text:s/></text:span><text:span text:style-name="T4">Stick figures (</text:span><text:span text:style-name="T10">actors</text:span><text:span text:style-name="T4">) are external users of your software product</text:span></text:p>
                <text:list>
                  <text:list-item>
                    <text:p><text:span text:style-name="T4">May be a person or remote system</text:span></text:p>
                  </text:list-item>
                </text:list>
              </text:list-item>
              <text:list-item>
                <text:p><text:span text:style-name="T4"><text:s/></text:span><text:span text:style-name="T4">Bubbles within rectangle represent product functionality (</text:span><text:span text:style-name="T10">use cases</text:span><text:span text:style-name="T4">)</text:span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32.755cm" svg:height="34.684cm" svg:x="-32.774cm" svg:y="-32.77cm" draw:page-number="4" presentation:class="page"/>
          <draw:frame presentation:style-name="pr6" draw:layer="layout" svg:width="15.218cm" svg:height="11.40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9" draw:text-style-name="P17" draw:layer="layout" svg:width="22.838cm" svg:height="2.278cm" svg:x="1.27cm" svg:y="0.262cm" presentation:class="title" presentation:user-transformed="true">
          <draw:text-box>
            <text:p><text:span text:style-name="T9">Notes on Use Case Diagram - 2</text:span></text:p>
          </draw:text-box>
        </draw:frame>
        <draw:frame presentation:style-name="pr11" draw:layer="layout" svg:width="22.838cm" svg:height="14.605cm" svg:x="1.27cm" svg:y="3.175cm" presentation:class="outline" presentation:user-transformed="true">
          <draw:text-box>
            <text:list text:style-name="L2">
              <text:list-item>
                <text:p><text:span text:style-name="T4"><text:s text:c="2"/></text:span><text:span text:style-name="T4">Lines connecting a </text:span><text:span text:style-name="T10">use case</text:span><text:span text:style-name="T12"> </text:span><text:span text:style-name="T4">and an </text:span><text:span text:style-name="T10">actor</text:span><text:span text:style-name="T4"> indicate some involvement of that actor with that functionality</text:span></text:p>
                <text:list>
                  <text:list-item>
                    <text:p><text:span text:style-name="T4">Actor may trigger the functionality</text:span></text:p>
                  </text:list-item>
                  <text:list-item>
                    <text:p><text:span text:style-name="T4">One actor may provide information to another actor that directly interacts with produc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32.755cm" svg:height="34.684cm" svg:x="-32.774cm" svg:y="-32.77cm" draw:page-number="5" presentation:class="page"/>
          <draw:frame presentation:style-name="pr6" draw:layer="layout" svg:width="15.218cm" svg:height="11.40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9" draw:text-style-name="P17" draw:layer="layout" svg:width="22.838cm" svg:height="2.278cm" svg:x="1.27cm" svg:y="0.262cm" presentation:class="title" presentation:user-transformed="true">
          <draw:text-box>
            <text:p><text:span text:style-name="T9">Notes on Use Case Diagram - 3</text:span></text:p>
          </draw:text-box>
        </draw:frame>
        <draw:frame presentation:style-name="pr12" draw:layer="layout" svg:width="22.838cm" svg:height="14.605cm" svg:x="1.27cm" svg:y="3.175cm" presentation:class="outline" presentation:user-transformed="true">
          <draw:text-box>
            <text:list text:style-name="L2">
              <text:list-item>
                <text:p><text:span text:style-name="T4"><text:s/></text:span><text:span text:style-name="T4">Color coded diagram gives high level view of progress </text:span></text:p>
                <text:list>
                  <text:list-item>
                    <text:p><text:span text:style-name="T13">Green</text:span><text:span text:style-name="T4"> = implemented and tested</text:span></text:p>
                  </text:list-item>
                  <text:list-item>
                    <text:p><text:span text:style-name="T14">Yellow</text:span><text:span text:style-name="T4"> = sprint backlog</text:span></text:p>
                  </text:list-item>
                  <text:list-item>
                    <text:p><text:span text:style-name="T15">Red</text:span><text:span text:style-name="T4"> = product backlog</text:span></text:p>
                  </text:list-item>
                </text:list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32.755cm" svg:height="34.684cm" svg:x="-32.774cm" svg:y="-32.77cm" draw:page-number="6" presentation:class="page"/>
          <draw:frame presentation:style-name="pr6" draw:layer="layout" svg:width="15.218cm" svg:height="11.40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3" draw:text-style-name="P18" draw:layer="layout" svg:width="22.86cm" svg:height="2.123cm" svg:x="1.27cm" svg:y="0.29cm" presentation:class="title" presentation:user-transformed="true">
          <draw:text-box>
            <text:list text:style-name="L1">
              <text:list-header>
                <text:p text:style-name="P1"><text:span text:style-name="T1">Sprint Backlog</text:span><text:span text:style-name="T2"> </text:span></text:p>
              </text:list-header>
            </text:list>
          </draw:text-box>
        </draw:frame>
        <draw:frame draw:style-name="standard" draw:layer="layout" svg:width="24.066cm" svg:height="11.257cm" svg:x="0.735cm" svg:y="2.743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9"><text:span text:style-name="T16">Use Case #</text:span></text:p>
              </table:table-cell>
              <table:table-cell>
                <text:p text:style-name="P14"><text:span text:style-name="T16">Use Case Title and Brief Description</text:span></text:p>
              </table:table-cell>
              <table:table-cell>
                <text:p text:style-name="P14"><text:span text:style-name="T16">Size Estimate</text:span></text:p>
                <text:p text:style-name="P14"><text:span text:style-name="T16">(hours)</text:span></text:p>
              </table:table-cell>
              <table:table-cell>
                <text:p text:style-name="P14"><text:span text:style-name="T16">Developer</text:span></text:p>
              </table:table-cell>
            </table:table-row>
            <table:table-row table:style-name="ro1" table:default-cell-style-name="ce2">
              <table:table-cell>
                <text:p text:style-name="P14">01</text:p>
              </table:table-cell>
              <table:table-cell table:style-name="ce3">
                <text:p><text:span text:style-name="T16">Check In Guest</text:span></text:p>
                <text:p><text:span text:style-name="T17">As a </text:span><text:span text:style-name="T18">hotel employee</text:span><text:span text:style-name="T17">, I need to be able to check a guest into a hotel room</text:span></text:p>
              </table:table-cell>
              <table:table-cell>
                <text:p text:style-name="P14">6</text:p>
              </table:table-cell>
              <table:table-cell>
                <text:p text:style-name="P14">Homer</text:p>
              </table:table-cell>
            </table:table-row>
            <table:table-row table:style-name="ro1" table:default-cell-style-name="ce2">
              <table:table-cell table:style-name="ce4">
                <text:p text:style-name="P14"><text:span text:style-name="T17">05</text:span></text:p>
              </table:table-cell>
              <table:table-cell table:style-name="ce5">
                <text:p><text:span text:style-name="T16">Check Out Guest</text:span></text:p>
                <text:p><text:span text:style-name="T19">As a </text:span><text:span text:style-name="T20">hotel employee</text:span><text:span text:style-name="T19">, I need to be </text:span><text:span text:style-name="T21">able to check a guest out of a hotel room</text:span></text:p>
              </table:table-cell>
              <table:table-cell>
                <text:p text:style-name="P14">3</text:p>
              </table:table-cell>
              <table:table-cell>
                <text:p text:style-name="P14">Bart</text:p>
              </table:table-cell>
            </table:table-row>
            <table:table-row table:style-name="ro1" table:default-cell-style-name="ce2">
              <table:table-cell>
                <text:p text:style-name="P14">06</text:p>
              </table:table-cell>
              <table:table-cell table:style-name="ce3">
                <text:p><text:span text:style-name="T22">Make Reservation</text:span></text:p>
                <text:p><text:span text:style-name="T23">As a </text:span><text:span text:style-name="T24">guest or hotel employee</text:span><text:span text:style-name="T23">, I need to be </text:span><text:span text:style-name="T17">able to make a room reservation</text:span></text:p>
              </table:table-cell>
              <table:table-cell>
                <text:p text:style-name="P14">2</text:p>
              </table:table-cell>
              <table:table-cell>
                <text:p text:style-name="P14">Marge</text:p>
              </table:table-cell>
            </table:table-row>
            <table:table-row table:style-name="ro2" table:default-cell-style-name="ce3">
              <table:table-cell/>
              <table:table-cell table:style-name="ce6">
                <text:p text:style-name="P20"><text:span text:style-name="T16">Total</text:span></text:p>
              </table:table-cell>
              <table:table-cell table:style-name="ce2">
                <text:p text:style-name="P14">11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8" draw:text-style-name="P21" draw:layer="layout" svg:width="24.682cm" svg:height="3.299cm" svg:x="0.635cm" svg:y="14.388cm">
          <draw:text-box>
            <text:list text:style-name="L3">
              <text:list-item>
                <text:p><text:span text:style-name="T25">Notes:</text:span></text:p>
              </text:list-item>
              <text:list-item>
                <text:p><text:span text:style-name="T25">Be sure to include all information for all use cases on the sprint backlog.</text:span></text:p>
              </text:list-item>
              <text:list-item>
                <text:p><text:span text:style-name="T25">High-level use cases are NOT acceptable here.</text:span></text:p>
              </text:list-item>
              <text:list-item>
                <text:p><text:span text:style-name="T25">Size may be story points or hours. <text:s/>Indicate units.</text:span></text:p>
              </text:list-item>
            </text:list>
          </draw:text-box>
        </draw:frame>
        <presentation:notes draw:style-name="dp2">
          <draw:page-thumbnail draw:style-name="gr1" draw:layer="layout" svg:width="7.144cm" svg:height="9.525cm" svg:x="5.953cm" svg:y="1.931cm" draw:page-number="7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14" draw:layer="layout" svg:width="22.838cm" svg:height="3.154cm" svg:x="1.27cm" svg:y="0.762cm" presentation:class="title" presentation:user-transformed="true">
          <draw:text-box>
            <text:p>Notes on Sprint Backlog</text:p>
          </draw:text-box>
        </draw:frame>
        <draw:frame presentation:style-name="pr5" draw:layer="layout" svg:width="22.838cm" svg:height="12.551cm" svg:x="1.27cm" svg:y="4.445cm" presentation:class="outline">
          <draw:text-box>
            <text:list text:style-name="L2">
              <text:list-item>
                <text:p><text:s/>A <text:span text:style-name="T26">prioritized list</text:span> of every use case that you are planning to <text:span text:style-name="T27">implement</text:span> and <text:span text:style-name="T27">test</text:span> during this sprint</text:p>
              </text:list-item>
              <text:list-item>
                <text:p><text:span text:style-name="T28"><text:s/></text:span><text:span text:style-name="T28">For each use case on the sprint backlog, i</text:span>nclude use case #, title, brief description, and size estimate as shown in example</text:p>
              </text:list-item>
              <text:list-item>
                <text:p><text:s/>Be sure to indicate who has volunteered to implement the use case</text:p>
              </text:list-item>
            </text:list>
          </draw:text-box>
        </draw:frame>
        <presentation:notes draw:style-name="dp2">
          <draw:page-thumbnail draw:style-name="gr1" draw:layer="layout" svg:width="32.755cm" svg:height="34.684cm" svg:x="-32.774cm" svg:y="-32.77cm" draw:page-number="8" presentation:class="page"/>
          <draw:frame presentation:style-name="pr6" draw:layer="layout" svg:width="15.218cm" svg:height="11.40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3" draw:text-style-name="P18" draw:layer="layout" svg:width="22.86cm" svg:height="2.123cm" svg:x="1.27cm" svg:y="0.09cm" presentation:class="title" presentation:user-transformed="true">
          <draw:text-box>
            <text:list text:style-name="L1">
              <text:list-header>
                <text:p text:style-name="P1"><text:span text:style-name="T1">Product Backlog</text:span><text:span text:style-name="T2"> </text:span></text:p>
              </text:list-header>
            </text:list>
          </draw:text-box>
        </draw:frame>
        <draw:frame draw:style-name="standard" draw:layer="layout" svg:width="22.381cm" svg:height="13.86cm" svg:x="1.448cm" svg:y="2.343cm">
          <table:table>
            <table:table-column table:style-name="co5"/>
            <table:table-column table:style-name="co6"/>
            <table:table-column table:style-name="co7"/>
            <table:table-row table:style-name="ro3" table:default-cell-style-name="ce1">
              <table:table-cell>
                <text:p text:style-name="P19"><text:span text:style-name="T16">Use Case #</text:span></text:p>
              </table:table-cell>
              <table:table-cell>
                <text:p text:style-name="P14"><text:span text:style-name="T16">Use Case Title and Brief Description</text:span></text:p>
              </table:table-cell>
              <table:table-cell>
                <text:p text:style-name="P14"><text:span text:style-name="T16">Size Estimate</text:span></text:p>
                <text:p text:style-name="P14"><text:span text:style-name="T16">(hours)</text:span></text:p>
              </table:table-cell>
            </table:table-row>
            <table:table-row table:style-name="ro4" table:default-cell-style-name="ce2">
              <table:table-cell>
                <text:p text:style-name="P14">02</text:p>
              </table:table-cell>
              <table:table-cell table:style-name="ce3">
                <text:p><text:span text:style-name="T16">Backup Guest Database</text:span></text:p>
                <text:p>As a system administrator, I need to be able to make backup copies of the guest database</text:p>
              </table:table-cell>
              <table:table-cell>
                <text:p text:style-name="P14">4</text:p>
              </table:table-cell>
            </table:table-row>
            <table:table-row table:style-name="ro4" table:default-cell-style-name="ce2">
              <table:table-cell>
                <text:p text:style-name="P14">07</text:p>
              </table:table-cell>
              <table:table-cell table:style-name="ce7">
                <text:p><text:span text:style-name="T16">Join </text:span><text:span text:style-name="T29">Frequent Guest Program</text:span></text:p>
                <text:p><text:span text:style-name="T17">As a guest, I need to be able to join the Frequent Guest Program </text:span></text:p>
              </table:table-cell>
              <table:table-cell>
                <text:p text:style-name="P14">3</text:p>
              </table:table-cell>
            </table:table-row>
            <table:table-row table:style-name="ro4" table:default-cell-style-name="ce2">
              <table:table-cell>
                <text:p text:style-name="P14">03</text:p>
              </table:table-cell>
              <table:table-cell table:style-name="ce7">
                <text:p><text:span text:style-name="T16">Modify Reservation</text:span></text:p>
                <text:p><text:span text:style-name="T30">As a guest or hotel employee, I need to be </text:span>able to modify a room reservation</text:p>
              </table:table-cell>
              <table:table-cell>
                <text:p text:style-name="P14">5</text:p>
              </table:table-cell>
            </table:table-row>
            <table:table-row table:style-name="ro4">
              <table:table-cell table:style-name="ce4">
                <text:p text:style-name="P14"><text:span text:style-name="T17">04</text:span></text:p>
              </table:table-cell>
              <table:table-cell table:style-name="ce7">
                <text:p><text:span text:style-name="T16">Cancel Reservation</text:span></text:p>
                <text:p><text:span text:style-name="T30">As a </text:span><text:span text:style-name="T24">guest or hotel employee</text:span><text:span text:style-name="T30">, I need to be able to cancel a </text:span>room reservation</text:p>
              </table:table-cell>
              <table:table-cell table:style-name="ce2">
                <text:p text:style-name="P14">3</text:p>
              </table:table-cell>
            </table:table-row>
            <table:table-row table:style-name="ro5">
              <table:table-cell table:style-name="ce3"/>
              <table:table-cell table:style-name="ce6">
                <text:p text:style-name="P20"><text:span text:style-name="T16">Total</text:span></text:p>
              </table:table-cell>
              <table:table-cell table:style-name="ce2">
                <text:p text:style-name="P14">15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8" draw:text-style-name="P21" draw:layer="layout" svg:width="24.682cm" svg:height="2.537cm" svg:x="0.435cm" svg:y="15.689cm">
          <draw:text-box>
            <text:list text:style-name="L3">
              <text:list-item>
                <text:p><text:span text:style-name="T25">Notes:</text:span></text:p>
              </text:list-item>
              <text:list-item>
                <text:p><text:span text:style-name="T25">Be sure to include all information for all use cases on the product backlog.</text:span></text:p>
              </text:list-item>
              <text:list-item>
                <text:p><text:span text:style-name="T25">High-level use cases are NOT acceptable here.</text:span></text:p>
              </text:list-item>
            </text:list>
          </draw:text-box>
        </draw:frame>
        <presentation:notes draw:style-name="dp2">
          <draw:page-thumbnail draw:style-name="gr1" draw:layer="layout" svg:width="7.144cm" svg:height="9.525cm" svg:x="5.953cm" svg:y="1.931cm" draw:page-number="9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14" draw:layer="layout" svg:width="22.838cm" svg:height="3.154cm" svg:x="1.27cm" svg:y="0.762cm" presentation:class="title" presentation:user-transformed="true">
          <draw:text-box>
            <text:p>Notes on Product Backlog</text:p>
          </draw:text-box>
        </draw:frame>
        <draw:frame presentation:style-name="pr5" draw:layer="layout" svg:width="22.838cm" svg:height="12.551cm" svg:x="1.27cm" svg:y="4.445cm" presentation:class="outline">
          <draw:text-box>
            <text:list text:style-name="L2">
              <text:list-item>
                <text:p><text:s/>A <text:span text:style-name="T26">prioritized list</text:span> of every use case that will remain on the product backlog</text:p>
              </text:list-item>
              <text:list-item>
                <text:p><text:span text:style-name="T28"><text:s/></text:span><text:span text:style-name="T28">For each use case on the product backlog, i</text:span>nclude use case #, title, brief description, and size estimate as shown in example</text:p>
                <text:p/>
              </text:list-item>
            </text:list>
          </draw:text-box>
        </draw:frame>
        <presentation:notes draw:style-name="dp2">
          <draw:page-thumbnail draw:style-name="gr1" draw:layer="layout" svg:width="32.755cm" svg:height="34.684cm" svg:x="-32.774cm" svg:y="-32.77cm" draw:page-number="10" presentation:class="page"/>
          <draw:frame presentation:style-name="pr6" draw:layer="layout" svg:width="15.218cm" svg:height="11.40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4T32">
        <office:forms form:automatic-focus="false" form:apply-design-mode="false"/>
        <draw:frame presentation:style-name="pr15" draw:text-style-name="P22" draw:layer="layout" svg:width="22.838cm" svg:height="16.233cm" svg:x="1.27cm" svg:y="0.762cm" presentation:class="subtitle">
          <draw:text-box>
            <text:p><text:span text:style-name="T31">Detailed Use Cases</text:span></text:p>
            <text:p><text:span text:style-name="T31">And Acceptance Tests</text:span></text:p>
          </draw:text-box>
        </draw:frame>
        <presentation:notes draw:style-name="dp2">
          <draw:page-thumbnail draw:style-name="gr1" draw:layer="layout" svg:width="32.755cm" svg:height="34.684cm" svg:x="-32.774cm" svg:y="-32.77cm" draw:page-number="11" presentation:class="page"/>
          <draw:frame presentation:style-name="pr6" draw:layer="layout" svg:width="15.218cm" svg:height="11.40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6" draw:text-style-name="P18" draw:layer="layout" svg:width="23.495cm" svg:height="2.54cm" svg:x="1.07cm" svg:y="0.2cm" presentation:class="title" presentation:user-transformed="true">
          <draw:text-box>
            <text:list text:style-name="L1">
              <text:list-header>
                <text:p text:style-name="P1"><text:span text:style-name="T2">Notes on Detailed Use Cases - 1</text:span></text:p>
              </text:list-header>
            </text:list>
          </draw:text-box>
        </draw:frame>
        <draw:frame presentation:style-name="pr17" draw:text-style-name="P4" draw:layer="layout" svg:width="22.86cm" svg:height="13.722cm" svg:x="1.27cm" svg:y="2.94cm" presentation:class="outline" presentation:user-transformed="true">
          <draw:text-box>
            <text:list text:style-name="L4">
              <text:list-item>
                <text:p text:style-name="P3"><text:span text:style-name="T2">For each Use Case on the Sprint Backlog,</text:span></text:p>
                <text:p text:style-name="P3"><text:span text:style-name="T2">include a </text:span><text:span text:style-name="T32">complete use case description</text:span><text:span text:style-name="T33"> including any </text:span><text:span text:style-name="T34">alternative flows</text:span><text:span text:style-name="T35"> </text:span><text:span text:style-name="T33">as shown in the following example</text:span></text:p>
              </text:list-item>
            </text:list>
            <text:list text:style-name="L5">
              <text:list-item>
                <text:list>
                  <text:list-item>
                    <text:p text:style-name="P23"><text:span text:style-name="T2">Use Case titles always start with a </text:span><text:span text:style-name="T36">VERB</text:span></text:p>
                    <text:p text:style-name="P23"><text:span text:style-name="T37">Ex. <text:s text:c="3"/></text:span><text:span text:style-name="T38">Print Document</text:span><text:span text:style-name="T39"> <text:s text:c="2"/>or <text:s/></text:span><text:span text:style-name="T38">Insert Picture</text:span></text:p>
                  </text:list-item>
                  <text:list-item>
                    <text:p text:style-name="P23"><text:span text:style-name="T40">Include relevant details (what are the </text:span><text:span text:style-name="T41">inputs and outputs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header>
                        <text:p text:style-name="P24"><text:span text:style-name="T42"/></text:p>
                        <text:p text:style-name="P24"><text:span text:style-name="T43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4cm" svg:height="9.525cm" svg:x="5.953cm" svg:y="1.931cm" draw:page-number="12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6" draw:text-style-name="P18" draw:layer="layout" svg:width="23.495cm" svg:height="2.54cm" svg:x="1.07cm" svg:y="0.2cm" presentation:class="title" presentation:user-transformed="true">
          <draw:text-box>
            <text:list text:style-name="L1">
              <text:list-header>
                <text:p text:style-name="P1"><text:span text:style-name="T2">Notes on Detailed Use Cases - 2</text:span></text:p>
              </text:list-header>
            </text:list>
          </draw:text-box>
        </draw:frame>
        <draw:frame presentation:style-name="pr17" draw:text-style-name="P4" draw:layer="layout" svg:width="22.86cm" svg:height="15.31cm" svg:x="1.27cm" svg:y="2.94cm" presentation:class="outline" presentation:user-transformed="true">
          <draw:text-box>
            <text:list text:style-name="L4">
              <text:list-item>
                <text:p text:style-name="P3"><text:span text:style-name="T32">The Detailed Use Case description </text:span><text:span text:style-name="T44">IS</text:span><text:span text:style-name="T34"> </text:span><text:span text:style-name="T32">the requirement for the functionality so it is important that you invest time to accurately describe what your product must do to be considered correct</text:span></text:p>
              </text:list-item>
              <text:list-item>
                <text:p text:style-name="P3"><text:span text:style-name="T34">The degree to which your product's actual functionality matches your set of use case descriptions will be evaluated during your final acceptance test demonstration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header>
                        <text:p text:style-name="P24"><text:span text:style-name="T43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4cm" svg:height="9.525cm" svg:x="5.953cm" svg:y="1.931cm" draw:page-number="13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>
        <office:forms form:automatic-focus="false" form:apply-design-mode="false"/>
        <draw:frame presentation:style-name="pr18" draw:text-style-name="P28" draw:layer="layout" svg:width="24.095cm" svg:height="18.563cm" svg:x="0.635cm" svg:y="0.589cm" presentation:class="outline" presentation:user-transformed="true">
          <draw:text-box>
            <text:p text:style-name="P25"><text:span text:style-name="T45">Use Case Number:</text:span><text:span text:style-name="T45"><text:tab/></text:span><text:span text:style-name="T45"> <text:s text:c="2"/></text:span><text:span text:style-name="T46">06</text:span></text:p>
            <text:p text:style-name="P25"><text:span text:style-name="T45">Use Case Name: <text:s text:c="3"/></text:span><text:span text:style-name="T46"><text:tab/></text:span><text:span text:style-name="T46"> <text:s text:c="2"/>Make Reservation</text:span></text:p>
            <text:p text:style-name="P25"><text:span text:style-name="T45">Actors: <text:s/></text:span><text:span text:style-name="T46"><text:tab/></text:span><text:span text:style-name="T46"><text:tab/></text:span><text:span text:style-name="T46"> <text:s text:c="2"/></text:span><text:span text:style-name="T47">Guest, Employee</text:span></text:p>
            <text:p text:style-name="P25"><text:span text:style-name="T45">Summary: <text:s text:c="17"/></text:span><text:span text:style-name="T48">As a Guest or Employee, I need to be able to reserve a room.</text:span></text:p>
            <text:p text:style-name="P25"><text:span text:style-name="T48"/></text:p>
            <text:p text:style-name="P26"><text:span text:style-name="T45">Description of Main Flow: <text:s text:c="2"/></text:span><text:span text:style-name="T49">Guest reserves room</text:span></text:p>
            <text:p text:style-name="P27"><text:span text:style-name="T50"><text:s text:c="6"/></text:span><text:span text:style-name="T50">1. <text:s/>Select make reservation option.</text:span></text:p>
            <text:p text:style-name="P27"><text:span text:style-name="T50"><text:s text:c="6"/></text:span><text:span text:style-name="T50">2. <text:s/>System prompts for Guest reservation details.</text:span></text:p>
            <text:p text:style-name="P27"><text:span text:style-name="T50"><text:s text:c="15"/></text:span><text:span text:style-name="T50">[</text:span><text:span text:style-name="T51">Check-In/Check Out Dates, # of Guests, Room Preferences (Smoking, Double/King)]</text:span></text:p>
            <text:p text:style-name="P27"><text:span text:style-name="T50"><text:s text:c="6"/></text:span><text:span text:style-name="T50">3. <text:s/>Input Guest reservation parameters.</text:span></text:p>
            <text:p text:style-name="P27"><text:span text:style-name="T50"><text:s text:c="6"/></text:span><text:span text:style-name="T50">4. <text:s/>System verifies room availability and prompts user for credit card information. </text:span></text:p>
            <text:p text:style-name="P27"><text:span text:style-name="T50"><text:s text:c="6"/></text:span><text:span text:style-name="T50">5. <text:s/>Input Guest credit card information.</text:span></text:p>
            <text:p text:style-name="P27"><text:span text:style-name="T50"><text:s text:c="15"/></text:span><text:span text:style-name="T50">[</text:span><text:span text:style-name="T51">Card holder name, card number, expiration date, validation code]</text:span></text:p>
            <text:p text:style-name="P27"><text:span text:style-name="T50"><text:s text:c="6"/></text:span><text:span text:style-name="T50">6. <text:s/>System verifies credit card information and provides reservation confirmation.</text:span></text:p>
            <text:p text:style-name="P25"><text:span text:style-name="T46"/></text:p>
            <text:p text:style-name="P25"><text:span text:style-name="T45">Alternative Flow #1: <text:s/></text:span><text:span text:style-name="T52">Room is unavailable</text:span></text:p>
            <text:p text:style-name="P25"><text:span text:style-name="T52"><text:s text:c="6"/></text:span><text:span text:style-name="T52">4*. System indicates room is unavailable and gives Guest option of exiting or return to step 2</text:span></text:p>
            <text:p text:style-name="P25"><text:span text:style-name="T52"/></text:p>
            <text:p text:style-name="P25"><text:span text:style-name="T45">Alternative Flow #2: <text:s/></text:span><text:span text:style-name="T52">Guest credit card invalid</text:span></text:p>
            <text:p text:style-name="P27"><text:span text:style-name="T53"><text:s text:c="6"/></text:span><text:span text:style-name="T53">6</text:span><text:span text:style-name="T54">*. System indicates invalid credit card and gives Guest option of exiting or return to step 4</text:span></text:p>
            <text:p text:style-name="P27"><text:span text:style-name="T52"/></text:p>
            <text:p text:style-name="P25"><text:span text:style-name="T45">Author:</text:span><text:span text:style-name="T46"><text:tab/></text:span><text:span text:style-name="T46"><text:tab/></text:span><text:span text:style-name="T46"><text:tab/></text:span><text:span text:style-name="T46">Homer J. Simpson</text:span></text:p>
            <text:p text:style-name="P26"><text:span text:style-name="T55"/></text:p>
          </draw:text-box>
        </draw:frame>
        <presentation:notes draw:style-name="dp2">
          <draw:page-thumbnail draw:style-name="gr1" draw:layer="layout" svg:width="12.7cm" svg:height="9.526cm" svg:x="3.174cm" svg:y="1.903cm" draw:page-number="14" presentation:class="page"/>
          <draw:frame presentation:style-name="pr8" draw:text-style-name="P16" draw:layer="layout" svg:width="13.97cm" svg:height="11.432cm" svg:x="2.539cm" svg:y="12.064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>
        <office:forms form:automatic-focus="false" form:apply-design-mode="false"/>
        <draw:frame presentation:style-name="pr19" draw:text-style-name="P29" draw:layer="layout" svg:width="22.859cm" svg:height="2.969cm" svg:x="1.27cm" svg:y="0.047cm" presentation:class="title" presentation:user-transformed="true">
          <draw:text-box>
            <text:p text:style-name="P6"><text:span text:style-name="T56">Acceptance Tests </text:span><text:span text:style-name="T56"><text:line-break/></text:span><text:span text:style-name="T56">Use Case 06 – Make Reservation</text:span></text:p>
          </draw:text-box>
        </draw:frame>
        <draw:frame draw:style-name="standard" draw:layer="layout" svg:width="25.188cm" svg:height="11.382cm" svg:x="0.135cm" svg:y="3.648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6" table:default-cell-style-name="ce3">
              <table:table-cell>
                <text:p><text:span text:style-name="T57">#</text:span></text:p>
              </table:table-cell>
              <table:table-cell>
                <text:p><text:span text:style-name="T57">Purpose of Test</text:span></text:p>
              </table:table-cell>
              <table:table-cell>
                <text:p><text:span text:style-name="T57">Account Name</text:span></text:p>
              </table:table-cell>
              <table:table-cell>
                <text:p><text:span text:style-name="T57">Account #</text:span></text:p>
              </table:table-cell>
              <table:table-cell>
                <text:p><text:span text:style-name="T57">Expiration Date</text:span></text:p>
              </table:table-cell>
              <table:table-cell>
                <text:p><text:span text:style-name="T57">Card Type</text:span></text:p>
              </table:table-cell>
              <table:table-cell>
                <text:p><text:span text:style-name="T57">Expected Result</text:span></text:p>
              </table:table-cell>
            </table:table-row>
            <table:table-row table:style-name="ro7" table:default-cell-style-name="ce3">
              <table:table-cell>
                <text:p><text:span text:style-name="T57">06-1</text:span></text:p>
              </table:table-cell>
              <table:table-cell>
                <text:p><text:span text:style-name="T57">Main Flow - Valid Credit Card </text:span></text:p>
              </table:table-cell>
              <table:table-cell>
                <text:p><text:span text:style-name="T57">Homer</text:span></text:p>
                <text:p><text:span text:style-name="T57">J Simpson</text:span></text:p>
              </table:table-cell>
              <table:table-cell>
                <text:p><text:span text:style-name="T57">123456</text:span></text:p>
              </table:table-cell>
              <table:table-cell>
                <text:p><text:span text:style-name="T57">12/12/12</text:span></text:p>
              </table:table-cell>
              <table:table-cell>
                <text:p><text:span text:style-name="T57">AMEX</text:span></text:p>
              </table:table-cell>
              <table:table-cell>
                <text:p><text:span text:style-name="T57">Room Reserved.</text:span></text:p>
                <text:p><text:span text:style-name="T57">Confirmation generated.</text:span></text:p>
              </table:table-cell>
            </table:table-row>
            <table:table-row table:style-name="ro8" table:default-cell-style-name="ce3">
              <table:table-cell>
                <text:p><text:span text:style-name="T57">06-2</text:span></text:p>
              </table:table-cell>
              <table:table-cell>
                <text:p><text:span text:style-name="T57">Invalid Credit Card - Missing Expiration Date</text:span></text:p>
              </table:table-cell>
              <table:table-cell>
                <text:p><text:span text:style-name="T57">Homer J Simpson</text:span></text:p>
              </table:table-cell>
              <table:table-cell>
                <text:p><text:span text:style-name="T57">123456</text:span></text:p>
              </table:table-cell>
              <table:table-cell>
                <text:p><text:span text:style-name="T57">BLANK</text:span></text:p>
              </table:table-cell>
              <table:table-cell>
                <text:p><text:span text:style-name="T57">AMEX</text:span></text:p>
              </table:table-cell>
              <table:table-cell>
                <text:p><text:span text:style-name="T57">Reject with option box</text:span></text:p>
              </table:table-cell>
            </table:table-row>
            <table:table-row table:style-name="ro9" table:default-cell-style-name="ce3">
              <table:table-cell>
                <text:p><text:span text:style-name="T57">06-3</text:span></text:p>
              </table:table-cell>
              <table:table-cell>
                <text:p><text:span text:style-name="T57">...</text:span></text:p>
              </table:table-cell>
              <table:table-cell>
                <text:p><text:span text:style-name="T57">...</text:span></text:p>
              </table:table-cell>
              <table:table-cell>
                <text:p><text:span text:style-name="T57">...</text:span></text:p>
              </table:table-cell>
              <table:table-cell>
                <text:p><text:span text:style-name="T57">...</text:span></text:p>
              </table:table-cell>
              <table:table-cell>
                <text:p><text:span text:style-name="T57">...</text:span></text:p>
              </table:table-cell>
              <table:table-cell>
                <text:p><text:span text:style-name="T57">...</text:span></text:p>
              </table:table-cell>
            </table:table-row>
            <table:table-row table:style-name="ro10" table:default-cell-style-name="ce3">
              <table:table-cell>
                <text:p><text:span text:style-name="T57">...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19" draw:text-style-name="P30" draw:layer="layout" svg:width="23.231cm" svg:height="2.283cm" svg:x="1.175cm" svg:y="15.913cm">
          <draw:text-box>
            <text:p><text:span text:style-name="T58">The tests above focus on testing credit card processing.</text:span></text:p>
            <text:p><text:span text:style-name="T58">Reservation Details Omitted Here Due to Lack of Space </text:span></text:p>
          </draw:text-box>
        </draw:frame>
        <presentation:notes draw:style-name="dp2">
          <draw:page-thumbnail draw:style-name="gr1" draw:layer="layout" svg:width="12.7cm" svg:height="9.526cm" svg:x="3.174cm" svg:y="1.903cm" draw:page-number="15" presentation:class="page"/>
          <draw:frame presentation:style-name="pr8" draw:text-style-name="P16" draw:layer="layout" svg:width="13.97cm" svg:height="11.432cm" svg:x="2.539cm" svg:y="12.064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6" draw:text-style-name="P18" draw:layer="layout" svg:width="23.495cm" svg:height="2.54cm" svg:x="1.07cm" svg:y="0.2cm" presentation:class="title" presentation:user-transformed="true">
          <draw:text-box>
            <text:list text:style-name="L1">
              <text:list-header>
                <text:p text:style-name="P1"><text:span text:style-name="T2">Notes on Acceptance Tests</text:span></text:p>
              </text:list-header>
            </text:list>
          </draw:text-box>
        </draw:frame>
        <draw:frame presentation:style-name="pr17" draw:text-style-name="P4" draw:layer="layout" svg:width="22.86cm" svg:height="15.719cm" svg:x="1.27cm" svg:y="2.94cm" presentation:class="outline" presentation:user-transformed="true">
          <draw:text-box>
            <text:list text:style-name="L4">
              <text:list-item>
                <text:p text:style-name="P3"><text:span text:style-name="T32">The Acceptance Test defines the criteria you will use to determine if a use case has been implemented correctly or not - so it is important that you invest time to develop tests using both </text:span><text:span text:style-name="T44">valid</text:span><text:span text:style-name="T32"> and </text:span><text:span text:style-name="T44">invalid</text:span><text:span text:style-name="T32"> </text:span><text:span text:style-name="T44">inputs</text:span></text:p>
              </text:list-item>
              <text:list-item>
                <text:p text:style-name="P3"><text:span text:style-name="T34">The instructor will attempt to break your product during the final Acceptance Test Demonstration</text:span></text:p>
              </text:list-item>
              <text:list-item>
                <text:p text:style-name="P3"><text:span text:style-name="T44">Product stability and its ability to recover from an error will be evaluated</text:span></text:p>
              </text:list-item>
            </text:list>
          </draw:text-box>
        </draw:frame>
        <presentation:notes draw:style-name="dp2">
          <draw:page-thumbnail draw:style-name="gr1" draw:layer="layout" svg:width="7.144cm" svg:height="9.525cm" svg:x="5.953cm" svg:y="1.931cm" draw:page-number="16" presentation:class="page"/>
          <draw:frame presentation:style-name="pr3" draw:text-style-name="P16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303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38cm" svg:height="3.154cm" svg:x="1.27cm" svg:y="0.762cm" presentation:class="title" presentation:placeholder="true">
        <draw:text-box/>
      </draw:frame>
      <draw:frame presentation:style-name="Default-outline1" draw:layer="backgroundobjects" svg:width="22.838cm" svg:height="12.833cm" svg:x="1.27cm" svg:y="4.445cm" presentation:class="outline" presentation:placeholder="true">
        <draw:text-box/>
      </draw:frame>
      <draw:frame presentation:style-name="Mpr1" draw:layer="backgroundobjects" svg:width="5.905cm" svg:height="1.302cm" svg:x="1.269cm" svg:y="17.347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022cm" svg:height="1.302cm" svg:x="8.678cm" svg:y="17.347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5.905cm" svg:height="1.302cm" svg:x="18.202cm" svg:y="17.34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32.755cm" svg:height="34.684cm" svg:x="-32.774cm" svg:y="-32.77cm" presentation:class="page"/>
        <draw:frame presentation:style-name="Default-notes" draw:layer="backgroundobjects" svg:width="15.218cm" svg:height="11.40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Team X</dc:title>
    <meta:initial-creator>coe</meta:initial-creator>
    <meta:creation-date>2009-02-25T12:22:13</meta:creation-date>
    <dc:creator>David Coe</dc:creator>
    <dc:date>2012-01-26T11:02:11</dc:date>
    <meta:editing-cycles>95</meta:editing-cycles>
    <meta:editing-duration>PT6H25M58S</meta:editing-duration>
    <meta:generator>LibreOffice/3.3$Linux LibreOffice_project/330m19$Build-202</meta:generator>
    <meta:document-statistic meta:object-count="140"/>
  </office:meta>
</office:document-meta>
</file>